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office:font-face-decls>
  <office:automatic-styles>
    <style:style style:name="P1" style:family="paragraph" style:parent-style-name="Heading_20_3">
      <style:text-properties style:font-name="PP Pier Sans"/>
    </style:style>
    <style:style style:name="P2" style:family="paragraph" style:parent-style-name="Heading_20_3">
      <style:text-properties style:font-name="PP Pier Sans" fo:font-weight="normal" officeooo:rsid="000803f1" officeooo:paragraph-rsid="000803f1" style:font-weight-asian="normal" style:font-weight-complex="normal"/>
    </style:style>
    <style:style style:name="P3" style:family="paragraph" style:parent-style-name="Heading_20_4">
      <style:text-properties style:font-name="PP Pier Sans"/>
    </style:style>
    <style:style style:name="P4" style:family="paragraph" style:parent-style-name="Heading_20_5">
      <style:text-properties style:font-name="PP Pier Sans"/>
    </style:style>
    <style:style style:name="P5" style:family="paragraph" style:parent-style-name="Standard">
      <style:text-properties style:font-name="PP Pier Sans"/>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paragraph-properties fo:margin-left="0cm" fo:margin-right="0cm" fo:text-indent="0cm" style:auto-text-indent="false"/>
      <style:text-properties style:font-name="PP Pier Sans"/>
    </style:style>
    <style:style style:name="T1" style:family="text">
      <style:text-properties style:font-name="PP Pier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Javier Pedragosa<text:tab/>–<text:tab/><text:tab/>DAW1<text:tab/>–<text:tab/><text:tab/>Professional English</text:h>
      <text:h text:style-name="P1" text:outline-level="3"/>
      <text:h text:style-name="P1" text:outline-level="3">Differences Between the United Kingdom and Great Britain</text:h>
      <text:h text:style-name="P3" text:outline-level="4">The United Kingdom</text:h>
      <text:p text:style-name="P16">The United Kingdom (UK) is a sovereign country that includes four nations: England, Scotland, Wales, and Northern Ireland. Below, I will explain the specific aspects for the UK as a whole.</text:p>
      <text:list text:style-name="L1">
        <text:list-item>
          <text:p text:style-name="P7"><text:span text:style-name="Strong_20_Emphasis"><text:span text:style-name="T1">Capital</text:span></text:span><text:span text:style-name="T1">: The capital of the United Kingdom is London, located in England. It serves as the political and economic center of the entire country. </text:span></text:p>
        </text:list-item>
        <text:list-item>
          <text:p text:style-name="P7"><text:span text:style-name="Strong_20_Emphasis"><text:span text:style-name="T1">Flag</text:span></text:span><text:span text:style-name="T1">: The flag of the UK is the Union Jack, which combines the red cross of St. George (England), the white saltire of St. Andrew (Scotland), and the red saltire of St. Patrick (Northern Ireland). Wales is not represented in the Union Jack. </text:span></text:p>
        </text:list-item>
        <text:list-item>
          <text:p text:style-name="P7"><text:span text:style-name="Strong_20_Emphasis"><text:span text:style-name="T1">Main Writers</text:span></text:span><text:span text:style-name="T1">: The UK has a rich literary tradition with writers like William Shakespeare, famous for </text:span><text:span text:style-name="Emphasis"><text:span text:style-name="T1">Romeo and Juliet</text:span></text:span><text:span text:style-name="T1">, J.K. Rowling, known for the </text:span><text:span text:style-name="Emphasis"><text:span text:style-name="T1">Harry Potter</text:span></text:span><text:span text:style-name="T1"> series, and C.S. Lewis from Northern Ireland, author of </text:span><text:span text:style-name="Emphasis"><text:span text:style-name="T1">The Chronicles of Narnia</text:span></text:span><text:span text:style-name="T1">. </text:span></text:p>
        </text:list-item>
        <text:list-item>
          <text:p text:style-name="P7"><text:span text:style-name="Strong_20_Emphasis"><text:span text:style-name="T1">Main Actors</text:span></text:span><text:span text:style-name="T1">: Notable UK actors include Daniel Radcliffe, known for </text:span><text:span text:style-name="Emphasis"><text:span text:style-name="T1">Harry Potter</text:span></text:span><text:span text:style-name="T1">, from England, Sean Connery from Scotland, famous for his role as James Bond, and Liam Neeson from Northern Ireland, recognized for </text:span><text:span text:style-name="Emphasis"><text:span text:style-name="T1">Schindler's List</text:span></text:span><text:span text:style-name="T1">. </text:span></text:p>
        </text:list-item>
        <text:list-item>
          <text:p text:style-name="P7"><text:span text:style-name="Strong_20_Emphasis"><text:span text:style-name="T1">Main Dishes</text:span></text:span><text:span text:style-name="T1">: Traditional UK dishes include fish and chips, roast dinner with Yorkshire pudding, and Ulster fry from Northern Ireland, which includes fried eggs, bacon, and soda bread. </text:span></text:p>
        </text:list-item>
        <text:list-item>
          <text:p text:style-name="P7"><text:span text:style-name="Strong_20_Emphasis"><text:span text:style-name="T1">Main Landmarks</text:span></text:span><text:span text:style-name="T1">: Iconic landmarks in the UK are the Tower of London, Edinburgh Castle in Scotland, Cardiff Castle in Wales, and the Giant’s Causeway in Northern Ireland, a natural wonder with hexagonal basalt columns. </text:span></text:p>
        </text:list-item>
        <text:list-item>
          <text:p text:style-name="P6"><text:span text:style-name="Strong_20_Emphasis"><text:span text:style-name="T1">What They Are Famous For</text:span></text:span><text:span text:style-name="T1">: The UK is famous for its monarchy, the British Empire’s historical influence, the English language’s global spread, and cultural contributions like the Beatles and Shakespearean theater. </text:span></text:p>
        </text:list-item>
      </text:list>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3" text:outline-level="4"><text:soft-page-break/>Great Britain</text:h>
      <text:p text:style-name="P16">Great Britain is not a country but a geographical island that includes three nations: England, Scotland, and Wales. I will now explain each point for England, Scotland, and Wales individually:</text:p>
      <text:h text:style-name="P4" text:outline-level="5">England</text:h>
      <text:list text:style-name="L2">
        <text:list-item>
          <text:p text:style-name="P9"><text:span text:style-name="Strong_20_Emphasis"><text:span text:style-name="T1">Capital</text:span></text:span><text:span text:style-name="T1">: The capital of England is London, which is also the capital of the UK. </text:span></text:p>
        </text:list-item>
        <text:list-item>
          <text:p text:style-name="P9"><text:span text:style-name="Strong_20_Emphasis"><text:span text:style-name="T1">Flag</text:span></text:span><text:span text:style-name="T1">: The flag of England is the St. George’s Cross, a red cross on a white background. </text:span></text:p>
        </text:list-item>
        <text:list-item>
          <text:p text:style-name="P9"><text:span text:style-name="Strong_20_Emphasis"><text:span text:style-name="T1">Main Writers</text:span></text:span><text:span text:style-name="T1">: England has produced writers like William Shakespeare, known for </text:span><text:span text:style-name="Emphasis"><text:span text:style-name="T1">Macbeth</text:span></text:span><text:span text:style-name="T1"> and </text:span><text:span text:style-name="Emphasis"><text:span text:style-name="T1">Hamlet</text:span></text:span><text:span text:style-name="T1">, and Jane Austen, author of </text:span><text:span text:style-name="Emphasis"><text:span text:style-name="T1">Pride and Prejudice</text:span></text:span><text:span text:style-name="T1">. </text:span></text:p>
        </text:list-item>
        <text:list-item>
          <text:p text:style-name="P9"><text:span text:style-name="Strong_20_Emphasis"><text:span text:style-name="T1">Main Actors</text:span></text:span><text:span text:style-name="T1">: Famous English actors include Emma Watson, known for </text:span><text:span text:style-name="Emphasis"><text:span text:style-name="T1">Harry Potter</text:span></text:span><text:span text:style-name="T1">, and Benedict Cumberbatch, recognized for </text:span><text:span text:style-name="Emphasis"><text:span text:style-name="T1">Sherlock</text:span></text:span><text:span text:style-name="T1"> and </text:span><text:span text:style-name="Emphasis"><text:span text:style-name="T1">The Imitation Game</text:span></text:span><text:span text:style-name="T1">. </text:span></text:p>
        </text:list-item>
        <text:list-item>
          <text:p text:style-name="P9"><text:span text:style-name="Strong_20_Emphasis"><text:span text:style-name="T1">Main Dishes</text:span></text:span><text:span text:style-name="T1">: Traditional English dishes are fish and chips, a fried fish with fries, and roast dinner with beef, potatoes, and Yorkshire pudding. </text:span></text:p>
        </text:list-item>
        <text:list-item>
          <text:p text:style-name="P9"><text:span text:style-name="Strong_20_Emphasis"><text:span text:style-name="T1">Main Landmarks</text:span></text:span><text:span text:style-name="T1">: Key English landmarks are Stonehenge, a prehistoric stone circle, and the Tower of London, a historic fortress. </text:span></text:p>
        </text:list-item>
        <text:list-item>
          <text:p text:style-name="P8"><text:span text:style-name="Strong_20_Emphasis"><text:span text:style-name="T1">What They Are Famous For</text:span></text:span><text:span text:style-name="T1">: England is famous for its historical role in the British Empire, the English language, football (with the Premier League), and landmarks like Big Ben. </text:span></text:p>
        </text:list-item>
      </text:list>
      <text:h text:style-name="P4" text:outline-level="5">Scotland</text:h>
      <text:list text:style-name="L3">
        <text:list-item>
          <text:p text:style-name="P11"><text:span text:style-name="Strong_20_Emphasis"><text:span text:style-name="T1">Capital</text:span></text:span><text:span text:style-name="T1">: The capital of Scotland is Edinburgh. </text:span></text:p>
        </text:list-item>
        <text:list-item>
          <text:p text:style-name="P11"><text:span text:style-name="Strong_20_Emphasis"><text:span text:style-name="T1">Flag</text:span></text:span><text:span text:style-name="T1">: The flag of Scotland is the Saltire, a white diagonal cross (St. Andrew’s Cross) on a blue background. </text:span></text:p>
        </text:list-item>
        <text:list-item>
          <text:p text:style-name="P11"><text:span text:style-name="Strong_20_Emphasis"><text:span text:style-name="T1">Main Writers</text:span></text:span><text:span text:style-name="T1">: Scotland is home to writers like Robert Burns, known for the poem </text:span><text:span text:style-name="Emphasis"><text:span text:style-name="T1">Auld Lang Syne</text:span></text:span><text:span text:style-name="T1">, and Sir Walter Scott, author of </text:span><text:span text:style-name="Emphasis"><text:span text:style-name="T1">Ivanhoe</text:span></text:span><text:span text:style-name="T1">. </text:span></text:p>
        </text:list-item>
        <text:list-item>
          <text:p text:style-name="P11"><text:span text:style-name="Strong_20_Emphasis"><text:span text:style-name="T1">Main Actors</text:span></text:span><text:span text:style-name="T1">: Notable Scottish actors include Ewan McGregor, known for </text:span><text:span text:style-name="Emphasis"><text:span text:style-name="T1">Star Wars</text:span></text:span><text:span text:style-name="T1"> and </text:span><text:span text:style-name="Emphasis"><text:span text:style-name="T1">Trainspotting</text:span></text:span><text:span text:style-name="T1">, and Karen Gillan, famous for </text:span><text:span text:style-name="Emphasis"><text:span text:style-name="T1">Guardians of the Galaxy</text:span></text:span><text:span text:style-name="T1">. </text:span></text:p>
        </text:list-item>
        <text:list-item>
          <text:p text:style-name="P11"><text:span text:style-name="Strong_20_Emphasis"><text:span text:style-name="T1">Main Dishes</text:span></text:span><text:span text:style-name="T1">: Traditional Scottish dishes are haggis, a savory pudding made of sheep’s offal, and shortbread, a buttery biscuit. </text:span></text:p>
        </text:list-item>
        <text:list-item>
          <text:p text:style-name="P11"><text:span text:style-name="Strong_20_Emphasis"><text:span text:style-name="T1">Main Landmarks</text:span></text:span><text:span text:style-name="T1">: Iconic landmarks in Scotland are Edinburgh Castle, a historic fortress, and Loch Ness, famous for the mythical Loch Ness Monster. </text:span></text:p>
        </text:list-item>
        <text:list-item>
          <text:p text:style-name="P10"><text:span text:style-name="Strong_20_Emphasis"><text:span text:style-name="T1">What They Are Famous For</text:span></text:span><text:span text:style-name="T1">: Scotland is famous for its whisky, the Highland games, tartan patterns, and its stunning landscapes like the Highlands. </text:span></text:p>
        </text:list-item>
      </text:list>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4" text:outline-level="5"><text:soft-page-break/>Wales</text:h>
      <text:list text:style-name="L4">
        <text:list-item>
          <text:p text:style-name="P13"><text:span text:style-name="Strong_20_Emphasis"><text:span text:style-name="T1">Capital</text:span></text:span><text:span text:style-name="T1">: The capital of Wales is Cardiff. </text:span></text:p>
        </text:list-item>
        <text:list-item>
          <text:p text:style-name="P13"><text:span text:style-name="Strong_20_Emphasis"><text:span text:style-name="T1">Flag</text:span></text:span><text:span text:style-name="T1">: The flag of Wales is the Red Dragon (Y Ddraig Goch), featuring a red dragon on a green and white background. </text:span></text:p>
        </text:list-item>
        <text:list-item>
          <text:p text:style-name="P13"><text:span text:style-name="Strong_20_Emphasis"><text:span text:style-name="T1">Main Writers</text:span></text:span><text:span text:style-name="T1">: Wales has writers like Dylan Thomas, known for </text:span><text:span text:style-name="Emphasis"><text:span text:style-name="T1">Under Milk Wood</text:span></text:span><text:span text:style-name="T1">, and Roald Dahl, author of </text:span><text:span text:style-name="Emphasis"><text:span text:style-name="T1">Charlie and the Chocolate Factory</text:span></text:span><text:span text:style-name="T1">. </text:span></text:p>
        </text:list-item>
        <text:list-item>
          <text:p text:style-name="P13"><text:span text:style-name="Strong_20_Emphasis"><text:span text:style-name="T1">Main Actors</text:span></text:span><text:span text:style-name="T1">: Famous Welsh actors include Anthony Hopkins, known for </text:span><text:span text:style-name="Emphasis"><text:span text:style-name="T1">The Silence of the Lambs</text:span></text:span><text:span text:style-name="T1">, and Catherine Zeta-Jones, recognized for </text:span><text:span text:style-name="Emphasis"><text:span text:style-name="T1">Chicago</text:span></text:span><text:span text:style-name="T1">. </text:span></text:p>
        </text:list-item>
        <text:list-item>
          <text:p text:style-name="P13"><text:span text:style-name="Strong_20_Emphasis"><text:span text:style-name="T1">Main Dishes</text:span></text:span><text:span text:style-name="T1">: Traditional Welsh dishes are cawl, a hearty lamb and vegetable stew, and Welsh cakes, small griddle cakes with currants. </text:span></text:p>
        </text:list-item>
        <text:list-item>
          <text:p text:style-name="P13"><text:span text:style-name="Strong_20_Emphasis"><text:span text:style-name="T1">Main Landmarks</text:span></text:span><text:span text:style-name="T1">: Key Welsh landmarks are Snowdon, the highest mountain in Wales, and Caernarfon Castle, a medieval fortress. </text:span></text:p>
        </text:list-item>
        <text:list-item>
          <text:p text:style-name="P12"><text:span text:style-name="Strong_20_Emphasis"><text:span text:style-name="T1">What They Are Famous For</text:span></text:span><text:span text:style-name="T1">: Wales is famous for its rugby, its Celtic heritage, its beautiful coastline, and its tradition of choral singing. </text:span></text:p>
        </text:list-item>
      </text:list>
      <text:h text:style-name="P3" text:outline-level="4">Key Differences</text:h>
      <text:list text:style-name="L5">
        <text:list-item>
          <text:p text:style-name="P15"><text:span text:style-name="Strong_20_Emphasis"><text:span text:style-name="T1">Geographical vs. Political</text:span></text:span><text:span text:style-name="T1">: Great Britain is an island that includes England, Scotland, and Wales, while the United Kingdom is a political country that also includes Northern Ireland. </text:span></text:p>
        </text:list-item>
        <text:list-item>
          <text:p text:style-name="P15"><text:span text:style-name="Strong_20_Emphasis"><text:span text:style-name="T1">Composition</text:span></text:span><text:span text:style-name="T1">: The UK includes Northern Ireland, but Great Britain does not, which affects aspects like flags, dishes, and landmarks. </text:span></text:p>
        </text:list-item>
        <text:list-item>
          <text:p text:style-name="P14"><text:span text:style-name="Strong_20_Emphasis"><text:span text:style-name="T1">Identity</text:span></text:span><text:span text:style-name="T1">: Great Britain focuses on the shared geography and culture of England, Scotland, and Wales, while the UK encompasses a broader political and cultural identity. </text:span></text:p>
        </text:list-item>
      </text:list>
      <text:p text:style-name="P16">In conclusion, Great Britain refers to the island made up of England, Scotland, and Wales, while the United Kingdom includes these three plus Northern Ireland. Each nation within Great Britain has its own unique culture, history, and traditions, contributing to the diverse identity of the U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9:15:00.543680419</meta:creation-date>
    <dc:date>2025-05-19T19:16:57.406965582</dc:date>
    <meta:editing-duration>PT1M59S</meta:editing-duration>
    <meta:editing-cycles>1</meta:editing-cycles>
    <meta:document-statistic meta:table-count="0" meta:image-count="0" meta:object-count="0" meta:page-count="3" meta:paragraph-count="42" meta:word-count="885" meta:character-count="5454" meta:non-whitespace-character-count="4607"/>
    <meta:generator>LibreOffice/24.2.7.2$Linux_X86_64 LibreOffice_project/420$Build-2</meta:generator>
  </office:meta>
</office:document-meta>
</file>